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NewPSMT" svg:font-family="CourierNewPSMT, 'Times New Roman'"/>
    <style:font-face style:name="Mangal1" svg:font-family="Mangal"/>
    <style:font-face style:name="Courier New" svg:font-family="'Courier New'" style:font-family-generic="modern"/>
    <style:font-face style:name="ArialMT" svg:font-family="ArialMT, 'Times New Roman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6" style:family="table">
      <style:table-properties style:width="18.045cm" fo:margin-left="-0.228cm" table:align="left" style:writing-mode="lr-tb"/>
    </style:style>
    <style:style style:name="Таблица6.A" style:family="table-column">
      <style:table-column-properties style:column-width="7.117cm"/>
    </style:style>
    <style:style style:name="Таблица6.B" style:family="table-column">
      <style:table-column-properties style:column-width="4.022cm"/>
    </style:style>
    <style:style style:name="Таблица6.C" style:family="table-column">
      <style:table-column-properties style:column-width="6.906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7.746cm" fo:margin-left="-0.217cm" table:align="left" style:writing-mode="lr-tb"/>
    </style:style>
    <style:style style:name="Таблица7.A" style:family="table-column">
      <style:table-column-properties style:column-width="7.692cm"/>
    </style:style>
    <style:style style:name="Таблица7.B" style:family="table-column">
      <style:table-column-properties style:column-width="5.246cm"/>
    </style:style>
    <style:style style:name="Таблица7.C" style:family="table-column">
      <style:table-column-properties style:column-width="4.808cm"/>
    </style:style>
    <style:style style:name="Таблица7.1" style:family="table-row">
      <style:table-row-properties style:min-row-height="2.099cm" style:keep-together="true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51cm" style:keep-together="true" fo:keep-together="auto"/>
    </style:style>
    <style:style style:name="Таблица7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3" style:family="table-row">
      <style:table-row-properties style:keep-together="true" fo:keep-together="auto"/>
    </style:style>
    <style:style style:name="Таблица7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" style:family="table">
      <style:table-properties style:width="16.746cm" fo:margin-left="-0.217cm" table:align="left" style:writing-mode="lr-tb"/>
    </style:style>
    <style:style style:name="Таблица8.A" style:family="table-column">
      <style:table-column-properties style:column-width="6.943cm"/>
    </style:style>
    <style:style style:name="Таблица8.B" style:family="table-column">
      <style:table-column-properties style:column-width="5.752cm"/>
    </style:style>
    <style:style style:name="Таблица8.C" style:family="table-column">
      <style:table-column-properties style:column-width="4.052cm"/>
    </style:style>
    <style:style style:name="Таблица8.1" style:family="table-row">
      <style:table-row-properties style:min-row-height="2.193cm" style:keep-together="true"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2" style:family="table-row">
      <style:table-row-properties style:min-row-height="0.471cm" style:keep-together="true" fo:keep-together="auto"/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8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" style:family="table">
      <style:table-properties style:width="16.746cm" fo:margin-left="-0.217cm" table:align="left" style:writing-mode="lr-tb"/>
    </style:style>
    <style:style style:name="Таблица9.A" style:family="table-column">
      <style:table-column-properties style:column-width="6.943cm"/>
    </style:style>
    <style:style style:name="Таблица9.B" style:family="table-column">
      <style:table-column-properties style:column-width="5.752cm"/>
    </style:style>
    <style:style style:name="Таблица9.C" style:family="table-column">
      <style:table-column-properties style:column-width="4.052cm"/>
    </style:style>
    <style:style style:name="Таблица9.1" style:family="table-row">
      <style:table-row-properties style:min-row-height="1.164cm" style:keep-together="true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2" style:family="table-row">
      <style:table-row-properties style:min-row-height="0.471cm" style:keep-together="true" fo:keep-together="auto"/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заголовок_20_1">
      <style:paragraph-properties fo:text-align="justify" style:justify-single-word="false" fo:keep-with-next="auto"/>
      <style:text-properties style:font-name="Times New Roman" fo:font-size="12pt" style:font-name-asian="ArialMT" style:font-size-asian="12pt" style:font-name-complex="Times New Roman" style:font-size-complex="12pt"/>
    </style:style>
    <style:style style:name="P2" style:family="paragraph" style:parent-style-name="ConsNonformat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11pt" style:font-name-asian="Arial Unicode MS" style:font-size-asian="11pt" style:font-name-complex="Times New Roman" style:font-size-complex="11pt"/>
    </style:style>
    <style:style style:name="P3" style:family="paragraph" style:parent-style-name="ConsNonformat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1pt"/>
    </style:style>
    <style:style style:name="P4" style:family="paragraph" style:parent-style-name="ConsNonformat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/>
    </style:style>
    <style:style style:name="P5" style:family="paragraph" style:parent-style-name="ConsNonformat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12pt" style:font-size-asian="12pt" style:font-name-complex="Times New Roman"/>
    </style:style>
    <style:style style:name="P6" style:family="paragraph" style:parent-style-name="ConsNonformat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style:font-name-asian="Arial Unicode MS" style:font-name-complex="Times New Roman"/>
    </style:style>
    <style:style style:name="P7" style:family="paragraph" style:parent-style-name="ConsNonformat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Рабочий">
      <style:paragraph-properties style:text-autospace="none"/>
      <style:text-properties style:font-name="Times New Roman" fo:font-size="12pt" style:font-name-asian="ArialMT" style:font-size-asian="12pt" style:font-name-complex="Times New Roman" style:font-size-complex="12pt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Обычный_20__28_веб_29_">
      <style:paragraph-properties fo:margin-top="0cm" fo:margin-bottom="0cm" fo:text-align="justify" style:justify-single-word="false"/>
    </style:style>
    <style:style style:name="P11" style:family="paragraph" style:parent-style-name="Обычный_20__28_веб_29_" style:list-style-name="WW8Num11">
      <style:paragraph-properties fo:margin-top="0cm" fo:margin-bottom="0cm" fo:text-align="justify" style:justify-single-word="false"/>
    </style:style>
    <style:style style:name="P12" style:family="paragraph" style:parent-style-name="Обычный_20__28_веб_29_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13" style:family="paragraph" style:parent-style-name="Обычный_20__28_веб_29_">
      <style:paragraph-properties fo:margin-top="0cm" fo:margin-bottom="0cm" fo:text-align="justify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14" style:family="paragraph" style:parent-style-name="Обычный_20__28_веб_29_">
      <style:paragraph-properties fo:margin-left="0cm" fo:margin-right="0cm" fo:margin-top="0cm" fo:margin-bottom="0cm" fo:text-align="justify" style:justify-single-word="false" fo:text-indent="1.249cm" style:auto-text-indent="false"/>
      <style:text-properties fo:color="#000000" fo:font-size="12pt" fo:background-color="#ffffff" style:font-size-asian="12pt" style:font-size-complex="12pt"/>
    </style:style>
    <style:style style:name="P15" style:family="paragraph" style:parent-style-name="Обычный_20__28_веб_29_">
      <style:paragraph-properties fo:margin-left="0cm" fo:margin-right="0cm" fo:margin-top="0cm" fo:margin-bottom="0cm" fo:text-align="justify" style:justify-single-word="false" fo:text-indent="1.249cm" style:auto-text-indent="false"/>
      <style:text-properties fo:font-size="12pt" style:font-size-asian="12pt" style:font-size-complex="12pt"/>
    </style:style>
    <style:style style:name="P16" style:family="paragraph" style:parent-style-name="Обычный_20__28_веб_29_">
      <style:paragraph-properties fo:margin-left="0cm" fo:margin-right="0cm" fo:margin-top="0cm" fo:margin-bottom="0cm" fo:text-align="justify" style:justify-single-word="false" fo:text-indent="1.249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17" style:family="paragraph" style:parent-style-name="Обычный_20__28_веб_29_">
      <style:paragraph-properties fo:margin-left="0.635cm" fo:margin-right="0cm" fo:margin-top="0cm" fo:margin-bottom="0cm" fo:text-align="justify" style:justify-single-word="false" fo:text-indent="0cm" style:auto-text-indent="false"/>
      <style:text-properties fo:color="#000000" fo:font-size="12pt" fo:background-color="#ffffff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2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style:snap-to-layout-grid="false"/>
      <style:text-properties style:font-name="Times New Roman" fo:font-size="12pt" style:font-size-asian="12pt" style:language-asian="zxx" style:country-asian="none" style:font-name-complex="Times New Roman" style:font-size-complex="12pt" style:language-complex="zxx" style:country-complex="none"/>
    </style:style>
    <style:style style:name="P25" style:family="paragraph" style:parent-style-name="Standard" style:list-style-name="WW8Num23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/>
    </style:style>
    <style:style style:name="P2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30" style:family="paragraph" style:parent-style-name="Standard" style:list-style-name="WW8Num14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style:font-name-asian="ArialMT" style:font-size-asian="12pt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fo:font-size="12pt" style:font-name-asian="ArialMT" style:font-size-asian="12pt" style:font-size-complex="12pt"/>
    </style:style>
    <style:style style:name="P35" style:family="paragraph" style:parent-style-name="Standard">
      <style:paragraph-properties fo:text-align="justify" style:justify-single-word="false" style:text-autospace="none"/>
      <style:text-properties fo:font-size="12pt" style:font-name-asian="ArialMT" style:font-size-asian="12pt" style:font-size-complex="12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font-size="12pt" fo:font-weight="bold" style:font-name-asian="ArialM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 style:text-autospace="none"/>
      <style:text-properties fo:font-size="12pt" fo:language="zxx" fo:country="none" style:font-name-asian="ArialMT" style:font-size-asian="12pt" style:language-asian="zxx" style:country-asian="none" style:font-size-complex="12pt"/>
    </style:style>
    <style:style style:name="P39" style:family="paragraph" style:parent-style-name="Standard">
      <style:paragraph-properties fo:margin-left="0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4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 style:text-autospace="none"/>
      <style:text-properties style:font-name="Times New Roman" fo:font-size="12pt" fo:background-color="#ffffff" style:font-size-asian="12pt" style:font-name-complex="Times New Roman" style:font-size-complex="12pt"/>
    </style:style>
    <style:style style:name="P4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 style:text-autospace="none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fo:line-height="100%" fo:text-indent="1.249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337cm"/>
        </style:tab-stops>
        <style:background-image/>
      </style:paragraph-properties>
    </style:style>
    <style:style style:name="P4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2pt" style:font-size-asian="12pt" style:font-size-complex="12pt" style:font-weight-complex="bold"/>
    </style:style>
    <style:style style:name="P47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48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31cm"/>
        </style:tab-stops>
        <style:background-image/>
      </style:paragraph-properties>
      <style:text-properties fo:font-size="12pt" style:font-size-asian="12pt" style:font-size-complex="12pt"/>
    </style:style>
    <style:style style:name="P49" style:family="paragraph" style:parent-style-name="Standard" style:list-style-name="WW8Num28">
      <style:paragraph-properties fo:text-align="justify" style:justify-single-word="false" fo:orphans="0" fo:widows="0" fo:background-color="#ffffff" style:text-autospace="none">
        <style:tab-stops>
          <style:tab-stop style:position="1.431cm"/>
        </style:tab-stops>
        <style:background-image/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57cm"/>
        </style:tab-stops>
        <style:background-image/>
      </style:paragraph-properties>
      <style:text-properties fo:font-size="12pt" style:font-size-asian="12pt" style:font-size-complex="12pt"/>
    </style:style>
    <style:style style:name="P51" style:family="paragraph" style:parent-style-name="Standard" style:list-style-name="WW8Num40">
      <style:paragraph-properties fo:text-align="justify" style:justify-single-word="false" fo:orphans="0" fo:widows="0" fo:background-color="#ffffff" style:text-autospace="none">
        <style:tab-stops>
          <style:tab-stop style:position="0.889cm"/>
        </style:tab-stops>
        <style:background-image/>
      </style:paragraph-properties>
      <style:text-properties fo:font-size="12pt" style:font-size-asian="12pt" style:font-size-complex="12pt"/>
    </style:style>
    <style:style style:name="P52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0.889cm"/>
        </style:tab-stops>
        <style:background-image/>
      </style:paragraph-properties>
      <style:text-properties fo:font-size="12pt" style:font-size-asian="12pt" style:font-size-complex="12pt"/>
    </style:style>
    <style:style style:name="P53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185cm"/>
        </style:tab-stops>
        <style:background-image/>
      </style:paragraph-properties>
      <style:text-properties fo:font-size="12pt" style:font-size-asian="12pt" style:font-size-complex="12pt"/>
    </style:style>
    <style:style style:name="P54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64cm"/>
        </style:tab-stops>
        <style:background-image/>
      </style:paragraph-properties>
      <style:text-properties fo:font-size="12pt" style:font-size-asian="12pt" style:font-size-complex="12pt"/>
    </style:style>
    <style:style style:name="P55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82cm"/>
        </style:tab-stops>
        <style:background-image/>
      </style:paragraph-properties>
      <style:text-properties fo:font-size="12pt" style:font-size-asian="12pt" style:font-size-complex="12pt"/>
    </style:style>
    <style:style style:name="P56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99cm"/>
        </style:tab-stops>
        <style:background-image/>
      </style:paragraph-properties>
      <style:text-properties fo:font-size="12pt" style:font-size-asian="12pt" style:font-size-complex="12pt"/>
    </style:style>
    <style:style style:name="P57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194cm"/>
        </style:tab-stops>
        <style:background-image/>
      </style:paragraph-properties>
      <style:text-properties fo:font-size="12pt" style:font-size-asian="12pt" style:font-size-complex="12pt"/>
    </style:style>
    <style:style style:name="P58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245cm"/>
        </style:tab-stops>
        <style:background-image/>
      </style:paragraph-properties>
      <style:text-properties fo:font-size="12pt" style:font-size-asian="12pt" style:font-size-complex="12pt"/>
    </style:style>
    <style:style style:name="P59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422cm"/>
        </style:tab-stops>
        <style:background-image/>
      </style:paragraph-properties>
      <style:text-properties fo:font-size="12pt" style:font-size-asian="12pt" style:font-size-complex="12pt"/>
    </style:style>
    <style:style style:name="P60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337cm"/>
        </style:tab-stops>
        <style:background-image/>
      </style:paragraph-properties>
      <style:text-properties fo:font-size="12pt" style:font-size-asian="12pt" style:font-size-complex="12pt"/>
    </style:style>
    <style:style style:name="P61" style:family="paragraph" style:parent-style-name="Standard" style:list-style-name="WW8Num15">
      <style:paragraph-properties fo:text-align="justify" style:justify-single-word="false" fo:orphans="0" fo:widows="0" fo:background-color="#ffffff" style:text-autospace="none">
        <style:tab-stops>
          <style:tab-stop style:position="0.974cm"/>
        </style:tab-stops>
        <style:background-image/>
      </style:paragraph-properties>
      <style:text-properties fo:font-size="12pt" style:font-size-asian="12pt" style:font-size-complex="12pt"/>
    </style:style>
    <style:style style:name="P62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228cm"/>
        </style:tab-stops>
        <style:background-image/>
      </style:paragraph-properties>
      <style:text-properties fo:font-size="12pt" style:font-size-asian="12pt" style:font-size-complex="12pt"/>
    </style:style>
    <style:style style:name="P63" style:family="paragraph" style:parent-style-name="Standard" style:list-style-name="WW8Num29">
      <style:paragraph-properties fo:text-align="justify" style:justify-single-word="false" fo:orphans="0" fo:widows="0" fo:background-color="#ffffff" style:text-autospace="none">
        <style:tab-stops>
          <style:tab-stop style:position="0.914cm"/>
        </style:tab-stops>
        <style:background-image/>
      </style:paragraph-properties>
      <style:text-properties fo:font-size="12pt" style:font-size-asian="12pt" style:font-size-complex="12pt"/>
    </style:style>
    <style:style style:name="P64" style:family="paragraph" style:parent-style-name="Standard">
      <style:paragraph-properties fo:text-align="justify" style:justify-single-word="false" fo:orphans="0" fo:widows="0" fo:background-color="#ffffff" style:text-autospace="none">
        <style:tab-stops>
          <style:tab-stop style:position="1.355cm"/>
        </style:tab-stops>
        <style:background-image/>
      </style:paragraph-properties>
      <style:text-properties fo:font-size="12pt" style:font-size-asian="12pt" style:font-size-complex="12pt"/>
    </style:style>
    <style:style style:name="P65" style:family="paragraph" style:parent-style-name="Standard" style:list-style-name="WW8Num30">
      <style:paragraph-properties fo:text-align="justify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6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/>
    </style:style>
    <style:style style:name="P67" style:family="paragraph" style:parent-style-name="Standard" style:list-style-name="WW8Num62">
      <style:paragraph-properties fo:margin-left="1.259cm" fo:margin-right="0cm" fo:text-align="justify" style:justify-single-word="false" fo:text-indent="-0.63cm" style:auto-text-indent="false" fo:background-color="#ffffff">
        <style:tab-stops>
          <style:tab-stop style:position="0.838cm"/>
        </style:tab-stops>
        <style:background-image/>
      </style:paragraph-properties>
      <style:text-properties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text-indent="0.501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orphans="0" fo:widows="0" fo:text-indent="0.501cm" style:auto-text-indent="false" fo:background-color="#ffffff" style:text-autospace="none">
        <style:background-image/>
      </style:paragraph-properties>
      <style:text-properties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align="justify" style:justify-single-word="false" fo:text-indent="0.635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.474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2" style:family="paragraph" style:parent-style-name="Standard">
      <style:paragraph-properties fo:margin-left="0.953cm" fo:margin-right="0cm" fo:text-align="justify" style:justify-single-word="false" fo:text-indent="-0.453cm" style:auto-text-indent="false" fo:background-color="#ffffff">
        <style:tab-stops>
          <style:tab-stop style:position="0.907cm"/>
        </style:tab-stops>
        <style:background-image/>
      </style:paragraph-properties>
      <style:text-properties fo:font-size="12pt" style:font-size-asian="12pt" style:font-size-complex="12pt"/>
    </style:style>
    <style:style style:name="P73" style:family="paragraph" style:parent-style-name="Standard">
      <style:paragraph-properties fo:margin-left="0.953cm" fo:margin-right="0.051cm" fo:text-align="justify" style:justify-single-word="false" fo:text-indent="-0.453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4" style:family="paragraph" style:parent-style-name="Standard">
      <style:paragraph-properties fo:margin-left="0cm" fo:margin-right="0.051cm" fo:text-align="justify" style:justify-single-word="false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5" style:family="paragraph" style:parent-style-name="Standard">
      <style:paragraph-properties fo:margin-left="1.905cm" fo:margin-right="0cm" fo:text-align="justify" style:justify-single-word="false" fo:text-indent="-0.469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6" style:family="paragraph" style:parent-style-name="Standard">
      <style:paragraph-properties fo:margin-left="0cm" fo:margin-right="0.019cm" fo:text-align="justify" style:justify-single-word="false" fo:text-indent="0cm" style:auto-text-indent="false" fo:background-color="#ffffff">
        <style:tab-stops>
          <style:tab-stop style:position="15.739cm" style:leader-style="solid" style:leader-text="_"/>
        </style:tab-stops>
        <style:background-image/>
      </style:paragraph-properties>
      <style:text-properties fo:font-size="12pt" style:font-size-asian="12pt" style:font-size-complex="12pt"/>
    </style:style>
    <style:style style:name="P77" style:family="paragraph" style:parent-style-name="Standard">
      <style:paragraph-properties fo:margin-left="0cm" fo:margin-right="0.025cm" fo:text-align="justify" style:justify-single-word="false" fo:text-indent="0cm" style:auto-text-indent="false" fo:background-color="#ffffff">
        <style:tab-stops>
          <style:tab-stop style:position="15.739cm" style:leader-style="solid" style:leader-text="_"/>
        </style:tab-stops>
        <style:background-image/>
      </style:paragraph-properties>
      <style:text-properties fo:font-size="12pt" style:font-size-asian="12pt" style:font-size-complex="12pt"/>
    </style:style>
    <style:style style:name="P78" style:family="paragraph" style:parent-style-name="Standard">
      <style:paragraph-properties fo:margin-left="0.018cm" fo:margin-right="0cm" fo:text-align="justify" style:justify-single-word="false" fo:text-indent="-0.018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79" style:family="paragraph" style:parent-style-name="Standard">
      <style:paragraph-properties fo:margin-left="0cm" fo:margin-right="0.018cm" fo:text-align="justify" style:justify-single-word="false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80" style:family="paragraph" style:parent-style-name="Standard" style:list-style-name="WW8Num30">
      <style:paragraph-properties fo:margin-left="1.27cm" fo:margin-right="0.018cm" fo:text-align="justify" style:justify-single-word="false" fo:text-indent="-0.635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81" style:family="paragraph" style:parent-style-name="Standard">
      <style:paragraph-properties fo:margin-left="0.009cm" fo:margin-right="0cm" fo:text-align="justify" style:justify-single-word="false" fo:text-indent="-0.009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82" style:family="paragraph" style:parent-style-name="Standard">
      <style:paragraph-properties fo:margin-left="0cm" fo:margin-right="0cm" fo:margin-top="0cm" fo:margin-bottom="0cm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Standard" style:list-style-name="WW8Num4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84" style:family="paragraph" style:parent-style-name="Standard" style:list-style-name="WW8Num11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85" style:family="paragraph" style:parent-style-name="Standard" style:list-style-name="WW8Num5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86" style:family="paragraph" style:parent-style-name="Standard">
      <style:paragraph-properties fo:margin-top="0cm" fo:margin-bottom="0cm" fo:line-height="100%" fo:text-align="justify" style:justify-single-word="false" fo:background-color="#ffffff" style:text-autospace="none">
        <style:tab-stops>
          <style:tab-stop style:position="0.49cm"/>
        </style:tab-stops>
        <style:background-image/>
      </style:paragraph-properties>
      <style:text-properties fo:font-size="12pt" style:font-size-asian="12pt" style:font-size-complex="12pt"/>
    </style:style>
    <style:style style:name="P87" style:family="paragraph" style:parent-style-name="Standard">
      <style:paragraph-properties fo:margin-top="0cm" fo:margin-bottom="0cm" fo:line-height="100%" fo:text-align="justify" style:justify-single-word="false" style:text-autospace="none">
        <style:tab-stops>
          <style:tab-stop style:position="9.7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8" style:family="paragraph" style:parent-style-name="Standard">
      <style:paragraph-properties fo:margin-top="0cm" fo:margin-bottom="0cm" fo:line-height="100%" fo:text-align="justify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89" style:family="paragraph" style:parent-style-name="Standard" style:list-style-name="WW8Num5">
      <style:paragraph-properties fo:margin-top="0cm" fo:margin-bottom="0cm" fo:line-height="100%" fo:text-align="justify" style:justify-single-word="false" style:text-autospace="none"/>
      <style:text-properties style:font-name="Times New Roman" fo:font-size="12pt" fo:background-color="#ffffff" style:font-size-asian="12pt" style:font-name-complex="Times New Roman" style:font-size-complex="12pt"/>
    </style:style>
    <style:style style:name="P90" style:family="paragraph" style:parent-style-name="Standard" style:list-style-name="WW8Num11">
      <style:paragraph-properties fo:margin-top="0cm" fo:margin-bottom="0cm" fo:line-height="100%" fo:text-align="justify" style:justify-single-word="false" style:text-autospace="none"/>
      <style:text-properties fo:font-size="12pt" style:font-size-asian="12pt" style:font-size-complex="12pt"/>
    </style:style>
    <style:style style:name="P91" style:family="paragraph" style:parent-style-name="Standard">
      <style:paragraph-properties fo:margin-top="0cm" fo:margin-bottom="0cm" fo:line-height="100%" fo:text-align="justify" style:justify-single-word="false" style:text-autospace="none"/>
      <style:text-properties fo:font-size="12pt" style:font-name-asian="Courier New" style:font-size-asian="12pt" style:font-size-complex="12pt"/>
    </style:style>
    <style:style style:name="P92" style:family="paragraph" style:parent-style-name="Standard">
      <style:paragraph-properties fo:margin-left="0cm" fo:margin-right="0cm" fo:text-align="center" style:justify-single-word="false" fo:text-indent="-0.021cm" style:auto-text-indent="false" style:snap-to-layout-gri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93" style:family="paragraph" style:parent-style-name="Standard">
      <style:paragraph-properties fo:margin-left="0cm" fo:margin-right="0cm" fo:text-align="center" style:justify-single-word="false" fo:text-indent="-0.021cm" style:auto-text-indent="false" style:snap-to-layout-grid="false"/>
      <style:text-properties fo:font-size="12pt" style:font-size-asian="12pt" style:font-size-complex="12pt"/>
    </style:style>
    <style:style style:name="P94" style:family="paragraph" style:parent-style-name="Standard">
      <style:paragraph-properties fo:margin-left="0.635cm" fo:margin-right="0cm" fo:margin-top="0cm" fo:margin-bottom="0cm" fo:line-height="100%" fo:text-align="justify" style:justify-single-word="false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95" style:family="paragraph" style:parent-style-name="Standard">
      <style:paragraph-properties fo:margin-left="0.021cm" fo:margin-right="0cm" fo:margin-top="0cm" fo:margin-bottom="0cm" fo:line-height="100%" fo:text-indent="1.249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96" style:family="paragraph" style:parent-style-name="Standard">
      <style:paragraph-properties fo:margin-left="1.249cm" fo:margin-right="0cm" fo:margin-top="0cm" fo:margin-bottom="0cm" fo:line-height="100%" fo:text-indent="1.249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97" style:family="paragraph" style:parent-style-name="Standard">
      <style:paragraph-properties fo:margin-left="2.498cm" fo:margin-right="0cm" fo:margin-top="0cm" fo:margin-bottom="0cm" fo:line-height="100%" fo:text-indent="0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98" style:family="paragraph" style:parent-style-name="Standard">
      <style:paragraph-properties fo:margin-left="1.27cm" fo:margin-right="0cm" fo:margin-top="0cm" fo:margin-bottom="0cm" fo:line-height="100%" fo:text-indent="1.228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P99" style:family="paragraph" style:parent-style-name="Standard">
      <style:paragraph-properties fo:margin-left="0.009cm" fo:margin-right="0.085cm" fo:text-align="justify" style:justify-single-word="false" fo:text-indent="-0.009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0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1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style:text-underline-style="none" style:font-size-asian="12pt" style:font-name-complex="Times New Roman" style:font-size-complex="12pt"/>
    </style:style>
    <style:style style:name="T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style:text-underline-style="none" style:font-size-asian="14pt" style:font-name-complex="Times New Roman" style:font-size-complex="14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weight-complex="bold"/>
    </style:style>
    <style:style style:name="T9" style:family="text">
      <style:text-properties style:font-name="Times New Roman" style:language-asian="zxx" style:country-asian="none" style:font-name-complex="Times New Roman" style:language-complex="zxx" style:country-complex="none"/>
    </style:style>
    <style:style style:name="T10" style:family="text">
      <style:text-properties style:font-name="Times New Roman" fo:letter-spacing="-0.014cm" style:font-name-complex="Times New Roman"/>
    </style:style>
    <style:style style:name="T11" style:family="text">
      <style:text-properties style:font-name="Times New Roman" fo:background-color="#ffffff" style:font-name-complex="Times New Roman"/>
    </style:style>
    <style:style style:name="T12" style:family="text">
      <style:text-properties style:font-name="Times New Roman" style:text-underline-style="none" style:font-name-complex="Times New Roman"/>
    </style:style>
    <style:style style:name="T13" style:family="text">
      <style:text-properties style:font-name-asian="Times New Roman"/>
    </style:style>
    <style:style style:name="T14" style:family="text">
      <style:text-properties style:font-size-complex="11pt"/>
    </style:style>
    <style:style style:name="T15" style:family="text">
      <style:text-properties style:font-name-asian="ArialMT"/>
    </style:style>
    <style:style style:name="T16" style:family="text">
      <style:text-properties fo:font-size="14pt" style:font-name-asian="ArialMT" style:font-size-asian="14pt"/>
    </style:style>
    <style:style style:name="T17" style:family="text">
      <style:text-properties fo:font-size="14pt" style:font-name-asian="ArialMT" style:font-size-asian="14pt" style:font-size-complex="14pt"/>
    </style:style>
    <style:style style:name="T18" style:family="text">
      <style:text-properties fo:font-size="14pt" style:font-name-asian="Times New Roman" style:font-size-asian="14pt"/>
    </style:style>
    <style:style style:name="T19" style:family="text">
      <style:text-properties fo:font-size="14pt" style:font-name-asian="Times New Roman" style:font-size-asian="14pt" style:font-size-complex="14pt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style:font-size-asian="14pt" style:font-weight-complex="bold"/>
    </style:style>
    <style:style style:name="T23" style:family="text">
      <style:text-properties fo:font-size="14pt" style:font-size-asian="14pt" style:font-size-complex="1pt"/>
    </style:style>
    <style:style style:name="T24" style:family="text">
      <style:text-properties fo:font-size="14pt" style:font-size-asian="14pt" style:font-style-complex="italic" style:font-weight-complex="bold"/>
    </style:style>
    <style:style style:name="T25" style:family="text">
      <style:text-properties fo:font-size="14pt" style:font-name-asian="CourierNewPSMT" style:font-size-asian="14pt"/>
    </style:style>
    <style:style style:name="T26" style:family="text">
      <style:text-properties fo:font-size="14pt" fo:font-style="italic" style:font-size-asian="14pt" style:font-style-asian="italic"/>
    </style:style>
    <style:style style:name="T27" style:family="text">
      <style:text-properties fo:font-size="14pt" fo:font-style="italic" style:font-size-asian="14pt" style:font-style-asian="italic" style:font-style-complex="italic"/>
    </style:style>
    <style:style style:name="T28" style:family="text">
      <style:text-properties fo:font-size="14pt" fo:font-style="italic" style:font-size-asian="14pt" style:font-style-asian="italic" style:font-style-complex="italic" style:font-weight-complex="bold"/>
    </style:style>
    <style:style style:name="T29" style:family="text">
      <style:text-properties fo:font-size="14pt" fo:font-style="italic" style:font-size-asian="14pt" style:font-style-asian="italic" style:font-weight-complex="bold"/>
    </style:style>
    <style:style style:name="T30" style:family="text">
      <style:text-properties fo:color="#000000"/>
    </style:style>
    <style:style style:name="T31" style:family="text">
      <style:text-properties fo:color="#000000" style:font-name="Times New Roman" fo:font-size="14pt" style:text-underline-style="none" fo:background-color="transparent" style:font-size-asian="14pt" style:font-name-complex="Times New Roman" style:font-size-complex="14pt"/>
    </style:style>
    <style:style style:name="T32" style:family="text">
      <style:text-properties fo:color="#000000" style:font-name="Times New Roman" style:font-name-complex="Times New Roman"/>
    </style:style>
    <style:style style:name="T33" style:family="text">
      <style:text-properties fo:color="#000000" style:font-name="Times New Roman" fo:letter-spacing="-0.007cm" style:font-name-complex="Times New Roman"/>
    </style:style>
    <style:style style:name="T34" style:family="text">
      <style:text-properties fo:color="#000000" style:font-name="Times New Roman" style:text-underline-style="none" fo:background-color="transparent" style:font-name-complex="Times New Roman"/>
    </style:style>
    <style:style style:name="T35" style:family="text">
      <style:text-properties fo:color="#000000" style:font-name="Times New Roman" fo:font-size="12pt" style:text-underline-style="none" fo:background-color="transparent" style:font-size-asian="12pt" style:font-name-complex="Times New Roman" style:font-size-complex="12pt"/>
    </style:style>
    <style:style style:name="T36" style:family="text">
      <style:text-properties fo:color="#000000" fo:letter-spacing="-0.014cm"/>
    </style:style>
    <style:style style:name="T37" style:family="text">
      <style:text-properties fo:color="#000000" style:font-name="Verdana" fo:background-color="#ffffff" style:font-name-asian="Verdana" style:font-name-complex="Verdana"/>
    </style:style>
    <style:style style:name="T38" style:family="text">
      <style:text-properties fo:color="#000000" fo:background-color="#ffffff"/>
    </style:style>
    <style:style style:name="T39" style:family="text">
      <style:text-properties fo:color="#000000" fo:background-color="#ffffff" style:font-name-asian="Calibri"/>
    </style:style>
    <style:style style:name="T40" style:family="text">
      <style:text-properties fo:color="#000000" fo:font-size="14pt" fo:background-color="#ffffff" style:font-size-asian="14pt" style:font-size-complex="14pt"/>
    </style:style>
    <style:style style:name="T41" style:family="text">
      <style:text-properties fo:color="#000000" fo:font-size="14pt" fo:background-color="#ffffff" style:font-name-asian="Calibri" style:font-size-asian="14pt" style:font-size-complex="14pt"/>
    </style:style>
    <style:style style:name="T42" style:family="text">
      <style:text-properties fo:color="#000000" fo:font-size="14pt" style:text-underline-style="none" style:font-size-asian="14pt" style:font-size-complex="14pt"/>
    </style:style>
    <style:style style:name="T43" style:family="text">
      <style:text-properties fo:color="#000000" style:text-underline-style="none"/>
    </style:style>
    <style:style style:name="T44" style:family="text">
      <style:text-properties fo:color="#000000" fo:font-size="12pt" fo:background-color="#ffffff" style:font-size-asian="12pt" style:font-size-complex="12pt"/>
    </style:style>
    <style:style style:name="T45" style:family="text">
      <style:text-properties fo:color="#000000" fo:font-size="12pt" fo:background-color="#ffffff" style:font-name-asian="Calibri" style:font-size-asian="12pt" style:font-size-complex="12pt"/>
    </style:style>
    <style:style style:name="T46" style:family="text">
      <style:text-properties fo:color="#000000" fo:font-size="12pt" style:text-underline-style="none" style:font-size-asian="12pt" style:font-size-complex="12pt"/>
    </style:style>
    <style:style style:name="T47" style:family="text">
      <style:text-properties fo:background-color="#ffffff"/>
    </style:style>
    <style:style style:name="T48" style:family="text">
      <style:text-properties style:font-name-asian="CourierNewPSMT"/>
    </style:style>
    <style:style style:name="T49" style:family="text">
      <style:text-properties style:font-weight-complex="bold"/>
    </style:style>
    <style:style style:name="T50" style:family="text">
      <style:text-properties fo:font-style="italic" style:font-style-asian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 style:font-weight-complex="bold"/>
    </style:style>
    <style:style style:name="T53" style:family="text">
      <style:text-properties fo:font-style="italic" style:font-style-asian="italic" style:font-weight-complex="bold"/>
    </style:style>
    <style:style style:name="T54" style:family="text">
      <style:text-properties style:font-style-complex="italic" style:font-weight-complex="bold"/>
    </style:style>
    <style:style style:name="T55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/>
      <text:p text:style-name="P40"/>
      <text:p text:style-name="P4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">СОГЛАСОВАНО:</text:p>
            <text:p text:style-name="P3">Директор МБОУДОД </text:p>
            <text:p text:style-name="P3">«Ирбинская ДМШ»</text:p>
            <text:p text:style-name="P3">_________________И.И. Демиденко</text:p>
            <text:p text:style-name="P7"><text:span text:style-name="T1">«____»____________2013 год</text:span><text:span text:style-name="T4"> </text:span></text:p>
          </table:table-cell>
          <table:table-cell table:style-name="Таблица6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6.A1" office:value-type="string">
            <text:p text:style-name="P5"><text:span text:style-name="T13"><text:s text:c="6"/></text:span>УТВЕРЖДАЮ:</text:p>
            <text:p text:style-name="P5">Собрание трудового </text:p>
            <text:p text:style-name="P5">коллектива <text:span text:style-name="T14">МБОУДОД </text:span></text:p>
            <text:p text:style-name="P3">«Ирбинская ДМШ»</text:p>
            <text:p text:style-name="P4"><text:s text:c="7"/>«__»____________2013 год</text:p>
            <text:p text:style-name="P4"/>
          </table:table-cell>
        </table:table-row>
      </table:table>
      <text:p text:style-name="P40"/>
      <text:p text:style-name="P40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/>
      <text:p text:style-name="Название_20_объекта">ПРАВИЛА ВНУТРЕННЕГО ТРУДОВОГО РАСПОРЯДКА</text:p>
      <text:p text:style-name="P18">РАБОТНИКОВ МУНИЦИПАЛЬНОГО БЮДЖЕТНОГО ОБРАЗОВАТЕЛЬНОГО УЧРЕЖДЕНИЯ ДОПОЛНИТЕЛЬНОГО ОБРАЗОВАНИЯ ДЕТЕЙ</text:p>
      <text:p text:style-name="P18">«ИРБИНСКАЯ ДЕТСКАЯ МУЗЫКАЛЬНАЯ ШКОЛА»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1168604" text:style-name="WW8Num23">
        <text:list-item>
          <text:p text:style-name="P25"><text:soft-page-break/><text:span text:style-name="T15">Общие</text:span><text:span text:style-name="T13"> </text:span>положения</text:p>
        </text:list-item>
      </text:list>
      <text:p text:style-name="P28"><text:span text:style-name="T15">1.1.</text:span><text:span text:style-name="T13"> </text:span>В соответствии с Конституцией РФ граждане имеют право на труд, то есть на получение г<text:span text:style-name="T15">арантированной</text:span><text:span text:style-name="T13"> </text:span>работы с оплатой труда в соответствии с его количеством, качеством и не ниже установленного государством минимального размера. Обязанность и дело чести каждого сп<text:span text:style-name="T15">особного</text:span><text:span text:style-name="T13"> </text:span>к труду гражданина РФ – добросовестный труд в избранной им области, соблюдение трудовой дисциплины, сознательное, творческое отношение к своей работе, обеспечение её в<text:span text:style-name="T15">ысокого</text:span><text:span text:style-name="T13"> </text:span>качества, производительное использование рабочего времени.</text:p>
      <text:p text:style-name="P33"/>
      <text:p text:style-name="P29"><text:span text:style-name="T48">1.2.</text:span><text:span text:style-name="T13"> </text:span>Настоящими Правилами внутреннего трудового распорядка (далее - Правила) устанавлив<text:span text:style-name="T48">ается</text:span><text:span text:style-name="T13"> </text:span>единый трудовой распорядок <text:s/>работников муниципального <text:s/>бюджетного образовательного учреждения дополнительного образования детей «Ирбинская детская музыкальная школа» (д<text:span text:style-name="T48">алее</text:span><text:span text:style-name="T13"> </text:span>- Школа).</text:p>
      <text:p text:style-name="P29"><text:span text:style-name="T15">1.3.</text:span><text:span text:style-name="T13"> </text:span>Правила составлены в соответствии с Трудовым кодексом РФ, Законом РФ «Об о<text:span text:style-name="T15">бразова­нии»,</text:span><text:span text:style-name="T13"> </text:span>Типовым положением об общеобразовательном учреждении, иными нормативными пр<text:span text:style-name="T15">аво­выми</text:span><text:span text:style-name="T13"> </text:span>актами и Уставом Школы.</text:p>
      <text:p text:style-name="P29">1.4. Правила регулируют порядок приема и увольнения работников Школы, основные права, обязанности и ответственность сторон трудового договора, режим работы, время отдыха, пр<text:span text:style-name="T15">именяемые</text:span><text:span text:style-name="T13"> </text:span>к работникам меры поощрения и взыскания, иные вопросы регулирования трудовых отн<text:span text:style-name="T15">ошений</text:span><text:span text:style-name="T13"> </text:span>в Школе.</text:p>
      <text:p text:style-name="P29">1.5. Правила имеют целью способствовать укреплению трудовой дисциплины, раци<text:span text:style-name="T15">ональному</text:span><text:span text:style-name="T13"> </text:span>использованию рабочего времени и созданию условий для эффективной работы.</text:p>
      <text:p text:style-name="P29">1.6. Правила утверждены директором Школы с учетом мнения трудового коллектива.</text:p>
      <text:p text:style-name="P29">1.7. При приеме на работу директор Школы обязан ознакомить работника с Пр<text:span text:style-name="T15">авилами</text:span><text:span text:style-name="T13"> </text:span>под расписку.</text:p>
      <text:p text:style-name="P29">1.6. Правила являются приложением к коллективному договору дейс<text:span text:style-name="T15">твующе­му</text:span><text:span text:style-name="T13"> </text:span>в Школе.</text:p>
      <text:p text:style-name="P29"/>
      <text:p text:style-name="P26"><text:span text:style-name="T15">2.</text:span><text:span text:style-name="T13"> </text:span>Порядок приема и увольнения работников</text:p>
      <text:p text:style-name="P46">2.1. Прием на работу.</text:p>
      <text:p text:style-name="P48">2.1.1. Работники реализуют свое право на труд путем заключения трудового договора со Школой.</text:p>
      <text:p text:style-name="P48">2.1.2. Трудовой договор заключается в письменной форме и составляется в двух экземплярах по одному для каждой из сторон: работника и Школы.</text:p>
      <text:p text:style-name="P48">2.1.3. При приеме на работу заключение срочного трудового договора допускается только в <text:s/>случаях, предусмотренных статьями 58 и 59 Трудового кодекса РФ.</text:p>
      <text:p text:style-name="P48">2.1.4. При заключении трудового договора работник предоставляет следующие документы:</text:p>
      <text:list xml:id="list31172181" text:style-name="WW8Num62">
        <text:list-item>
          <text:p text:style-name="P67">паспорт или иной документ, удостоверяющий личность;</text:p>
        </text:list-item>
        <text:list-item>
          <text:p text:style-name="P67">трудовую книжку, за исключением случаев, когда трудовой договор заключается впервые или работник поступает на работу на условиях совместительства;</text:p>
        </text:list-item>
        <text:list-item>
          <text:p text:style-name="P67">страховое свидетельство государственного пенсионного страхования;</text:p>
        </text:list-item>
        <text:list-item>
          <text:p text:style-name="P67">документ об образовании, квалификации, наличии специальных знаний;</text:p>
        </text:list-item>
        <text:list-item>
          <text:p text:style-name="P67">документы воинского учета — для военнообязанных и лиц, подлежащих призыву на военную службу;</text:p>
        </text:list-item>
        <text:list-item>
          <text:p text:style-name="P67">медицинское заключение (медицинская книжка) об отсутствии противопоказаний по состо­янию здоровья для работы в образовательном учреждении.</text:p>
        </text:list-item>
      </text:list>
      <text:p text:style-name="P50">2.1.5. <text:s/>Прием на работу оформляется приказом директора Школы и объявляется работнику под <text:s text:c="3"/>расписку в трехдневный срок со дня подписания трудового договора.</text:p>
      <text:p text:style-name="P50">2.1.6. <text:s/>При приеме на работу директор обязан ознакомить работника со следую­щими документами:</text:p>
      <text:p text:style-name="P28"/>
      <text:list xml:id="list31164208" text:style-name="WW8Num40">
        <text:list-item>
          <text:p text:style-name="P51">Уставом Школы</text:p>
        </text:list-item>
        <text:list-item>
          <text:p text:style-name="P51">настоящими Правилами;</text:p>
        </text:list-item>
        <text:list-item>
          <text:p text:style-name="P51"><text:soft-page-break/>приказом по охране труда и соблюдению правил техники безопасности;</text:p>
        </text:list-item>
        <text:list-item>
          <text:p text:style-name="P51">должностной инструкцией работника;</text:p>
        </text:list-item>
        <text:list-item>
          <text:p text:style-name="P51">иными локальными актами, регламентирующими трудовую деятельность работника.</text:p>
        </text:list-item>
      </text:list>
      <text:p text:style-name="P52">2.1.7. При приеме на работу может устанавливаться испытательный срок </text:p>
      <text:p text:style-name="P48">не более трех меся­цев, а для директора Школы, его заместителей- не более шести месяцев.</text:p>
      <text:p text:style-name="P69">Отсутствие в трудовом договоре условия об испытании означает, что работник принят без испытательного срока</text:p>
      <text:p text:style-name="P48">2.1.8. <text:s/>На каждого работника Школы оформляется трудовая книжка в соответствии с требовани­ями Инструкции о порядке ведения трудовых книжек. Трудовые книжки работников Школы хранят­ся в Школе.</text:p>
      <text:p text:style-name="P48">2.1.9. <text:s/>С каждой записью, вносимой на основании приказа директора Школы в трудовую книжку, <text:s/>работник обязан быть ознакомлен под подпись.</text:p>
      <text:p text:style-name="P48">2.1.10. На каждого работника ведется личное дело, в котором находятся копии документов об образовании, трудовой книжки, копии личных документов ( паспорт, ИНН, страховое свидетельство), приказ о приёме на работу. После увольнения работника личное дело хранится в Школе.</text:p>
      <text:p text:style-name="P46">2.2. Отказ в приеме на работу.</text:p>
      <text:p text:style-name="P48">2.2.1. Не допускается необоснованный отказ в заключение трудового договора.</text:p>
      <text:p text:style-name="P48">2.2.2. Прием на работу осуществляется только исходя из деловых качеств Работника. Какое- либо прямое или косвенное ограничение прав или установление прямых или косвенных пре­имуществ при заключении трудового договора в зависимости от пола, расы, цвета кожи, национальности, языка, происхождения, имущественного, социального и должностного положения, места жительства (в том числе наличия или отсутствия регистрации по месту жительства или пребыва­ния) не допускается.</text:p>
      <text:p text:style-name="P48">2.2.3. <text:s/>Лицо, лишенное решением суда права работать в образовательном учреждении в тече­ние <text:s text:c="2"/>определенного срока, не может быть принято на работу в Школу в течение этого срока.</text:p>
      <text:p text:style-name="P48">2.2.4. <text:s text:c="2"/>Запрещается отказывать в заключение трудового договора женщинам по мотивам, связанным с беременностью или наличием детей.</text:p>
      <text:p text:style-name="P48">2.2.5. <text:s text:c="2"/>По требованию лица, которому отказано в заключение трудового договора, директор Школы обязан сообщить причину отказа в письменной форме.</text:p>
      <text:list xml:id="list31177981" text:style-name="WW8Num28">
        <text:list-item>
          <text:list>
            <text:list-item>
              <text:list>
                <text:list-item>
                  <text:p text:style-name="P49">Отказ в заключение трудового договора может быть обжалован в судебном порядке.</text:p>
                </text:list-item>
              </text:list>
            </text:list-item>
          </text:list>
        </text:list-item>
      </text:list>
      <text:p text:style-name="P48"/>
      <text:p text:style-name="P48"/>
      <text:p text:style-name="P66">2.3. Увольнение работников.</text:p>
      <text:p text:style-name="P47">2.3.1. <text:s/>Увольнение работника - прекращение трудового договора - осуществляется только по основаниям, предусмотренным Законодательством о труде. </text:p>
      <text:p text:style-name="P48">2.3.2. <text:s text:c="2"/>Работник имеет право в любое время расторгнуть трудовой договор по собственному желанию, предупредив об этом Работодателя <text:s/>письменно за две недели.</text:p>
      <text:p text:style-name="P48">2.3.3. <text:s text:c="2"/>Директор школы при расторжении трудового договора по собственному желанию обя­зан предупредить Учредителя (его представителя) об этом в письменной форме за один месяц.</text:p>
      <text:p text:style-name="P48">2.3.4. <text:s text:c="2"/>При расторжении трудового договора директор Школы издает приказ об увольнении с <text:s/>указанием основания увольнения в соответствии с Трудовым кодексом РФ или Законом РФ «Об образовании».</text:p>
      <text:p text:style-name="P48">2.3.5. <text:s text:c="2"/>Записи в трудовую книжку о причинах прекращения трудового договора, <text:s/>должны произ­водиться в точном соответствии с формулировками Трудового кодекса РФ или Закона РФ «Об образовании» и со ссылкой на соответствующие статью, пункт Трудового кодекса РФ или Закона РФ «Об образовании».</text:p>
      <text:p text:style-name="P48">2.3.6. <text:s text:c="2"/>Днем увольнения работника является последний день работы. В последний день работы, работнику обязаны выдать трудовую книжку и, по письменному заяв­лению, другие документы (или их копии), связанные с работой, а также произвести с ним оконча­тельный <text:soft-page-break/>расчет.</text:p>
      <text:p text:style-name="P70">В случае если в день увольнения работника выдать трудовую книжку невозможно(в связи с <text:s/>отсутствием работника, либо его отказом от получения трудовой книжки на руки, директор Школы направляет работнику уведомление « о необходимости явиться за трудовой книжкой, либо дать согласие на отправление ее по почте». Со дня направления уведомления администрация Шко­лы освобождается от ответственности за задержку выдачи трудовой книжки.</text:p>
      <text:p text:style-name="P71">Если работник в день увольнения не работал, то расчет с работником производится не позднее следующего дня после предъявления уволенным работником требования о расчете.</text:p>
      <text:p text:style-name="P35"/>
      <text:p text:style-name="P27"><text:span text:style-name="T15">3.</text:span><text:span text:style-name="T13"> </text:span>Основные права, обязанности и ответственность директора школы</text:p>
      <text:p text:style-name="P1"/>
      <text:p text:style-name="P53">3.1. Непосредственное управление Школой осуществляет директор.</text:p>
      <text:p text:style-name="P53">3.2. <text:span text:style-name="T49">Директор Школы имеет право</text:span> в порядке, установленном трудовым законодательством:</text:p>
      <text:p text:style-name="P48">3.2.1.осуществлять прием на работу, перевод, увольнение работников, изменение трудового договора с работниками;</text:p>
      <text:p text:style-name="P48">3.2.2. применять к работникам меры дисциплинарного взыскания: замечание, выговор, уволь­нение;</text:p>
      <text:p text:style-name="P48">3.2.3. осуществлять поощрение и премирование работников;</text:p>
      <text:p text:style-name="P48">3.2.4. привлекать работников к материальной ответственности в установленном законом по­рядке;</text:p>
      <text:p text:style-name="P48">3.2.5. требовать от работников исполнения ими трудовых обязанностей и бережного отноше­ния к имуществу Школы и других работников, соблюдения настоящих Правил;</text:p>
      <text:p text:style-name="P48">3.2.6. принимать локальные нормативные акты, содержащие обязательные для работников нормы.</text:p>
      <text:p text:style-name="P48"/>
      <text:p text:style-name="P47"><text:span text:style-name="T51">3.3. </text:span><text:span text:style-name="T52">Директор школы обязан</text:span><text:span text:style-name="T51">:</text:span></text:p>
      <text:p text:style-name="P9">3.3.1. соблюдать законы и иные нормативные правовые акты, локальные нормативные акты, условия коллективного договора, соглашений и трудовых договоров;</text:p>
      <text:p text:style-name="P48">3.3.2. <text:s/>предоставлять работникам работу, обусловленную трудовым договоров;</text:p>
      <text:p text:style-name="P48">3.3.3. <text:s/>обеспечивать безопасность труда и условия труда, отвечающие требованиям охраны и гиги­ены труда;</text:p>
      <text:p text:style-name="P48">3.3.4. <text:s/>обеспечивать работников оборудованием, инструментами, технической документацией и<text:line-break/>иными средствами, необходимыми для исполнения ими трудовых обязанностей;</text:p>
      <text:p text:style-name="P48">3.3.5. вести коллективные переговоры, а также заключать коллективный договор в порядке, установленном законодательством РФ;</text:p>
      <text:p text:style-name="P48">3.3.6. предоставлять представителям работников полную и достоверную информацию, необходи­мую для заключения коллективного договора, соглашения и контроля за их выполнением.</text:p>
      <text:p text:style-name="P53">3.4. Директор школы осуществляет внутришкольный контроль, посещение уроков, школь­ных и внешкольных мероприятий.</text:p>
      <text:p text:style-name="P53">3.5. <text:span text:style-name="T49">Школа как юридическое лицо несет ответственность</text:span> перед работниками:</text:p>
      <text:p text:style-name="P48">3.5.1. за ущерб, причиненный в результате незаконного лишения работника возможности тру­диться: за задержку трудовой книжки при увольнении работника, незаконное отстранение работ­ника от работы, его незаконное увольнение или перевод на другую работу и в иных случаях, предус­мотренных законодательством;</text:p>
      <text:p text:style-name="P48">3.5.2. <text:s/>за задержку выплаты заработной платы, оплаты отпуска, выплат при увольнении и других <text:s/>выплат, причитающихся работнику;</text:p>
      <text:p text:style-name="P48">3.5.3. <text:s/>за причинение ущерба имуществу работника;</text:p>
      <text:p text:style-name="P48">3.5.4. <text:s/>в иных случаях, предусмотренных законодательством.</text:p>
      <text:p text:style-name="P34"/>
      <text:p text:style-name="P27"><text:soft-page-break/><text:span text:style-name="T15"/></text:p>
      <text:p text:style-name="P27"><text:span text:style-name="T15">4.</text:span><text:span text:style-name="T13"> </text:span>Основные права и обязанности работников</text:p>
      <text:p text:style-name="P34"/>
      <text:p text:style-name="P47"><text:span text:style-name="T51">4.1. </text:span><text:span text:style-name="T52">Работник имеет право</text:span><text:span text:style-name="T51"> на:</text:span></text:p>
      <text:p text:style-name="P48">4.1.1. заключение, изменение и расторжение трудового договора в порядке и на условиях, которые установлены Трудовым кодексом РФ и иными федеральными законами;</text:p>
      <text:p text:style-name="P48">4.1.2. предоставление ему работы, обусловленной трудовым договором;</text:p>
      <text:p text:style-name="P48">4.1.3. рабочее место, соответствующее условиям, предусмотренным государственными стан­дартами организации и безопасности труда и коллективным договором;</text:p>
      <text:p text:style-name="P48">4.1.4. своевременную и в полном объеме выплату заработной платы в соответствии с трудо­вым договором;</text:p>
      <text:p text:style-name="P48">4.1.5. отдых, обеспечиваемый установлением нормальной продолжительности рабочего времени, сокращенного рабочего времени для отдельных профессий и категорий работников, пре­доставлением еженедельных выходных дней, не рабочих праздничных дней, оплачиваемых еже­годных отпусков; </text:p>
      <text:p text:style-name="P48">4.1.6. полную достоверную информацию об условиях труда и требованиях охраны труда на рабочем месте;</text:p>
      <text:p text:style-name="P48">4.1.7. профессиональную подготовку, переподготовку и повышение своей квалификации;</text:p>
      <text:p text:style-name="P48">4.1.8. участие в различного уровня конкурсах и фестивалях.</text:p>
      <text:p text:style-name="P48">4.1.9. участие в управлении Школой в формах, предусмотренных законодательством и Уставом Школы;</text:p>
      <text:p text:style-name="P48">4.1.10. защиту своих трудовых прав, свобод, законных интересов всеми не запрещенными за­коном способами;</text:p>
      <text:p text:style-name="P48">4.1.11. защиту своей профессиональной чести и достоинства;</text:p>
      <text:p text:style-name="P48">4.1.12. возмещение вреда, причиненного работнику в связи с исполнением им трудовых обя­занностей;</text:p>
      <text:p text:style-name="P48">4.1.13. обязательное социальное страхование в случаях, предусмотренных законодательством РФ;</text:p>
      <text:p text:style-name="P48">4.1.14. предоставление отпуска без сохранения заработной платы по основаниям и на срок, установленные Трудовым кодексом РФ и иными федеральными законами, а также по любым другим основаниям продолжительностью не более 30 <text:s/>дней в учебном году при отсутствии отрица­тельных последствий для образовательного процесса.</text:p>
      <text:p text:style-name="P47">4.2. <text:span text:style-name="T52">Педагогические работники</text:span><text:span text:style-name="T49"> Школы,</text:span> кроме перечисленных в п. 4.1. прав, <text:span text:style-name="T53">имеют право</text:span><text:span text:style-name="T50"> на:</text:span></text:p>
      <text:p text:style-name="P9">4.2.1. свободу выбора и использования методик обучения и воспитания, учебных пособий и материалов, учебников в соответствии с образовательной программой, утвержденной образова­тельным учреждением, методов оценки знаний обучающихся, воспитанников при исполнении про­фессиональных обязанностей;</text:p>
      <text:p text:style-name="P54">4.2.2. <text:s/>сокращенную продолжительность рабочего времени;</text:p>
      <text:p text:style-name="P54">4.2.3. <text:s/>удлиненный оплачиваемый отпуск в соответствии с законодательством РФ;</text:p>
      <text:p text:style-name="P54">4.2.4. <text:s/>длительный отпуск сроком до одного года, предоставляемый не реже чем через каждые 10 лет непрерывной преподавательской работы в порядке, устанавливаемом Учредителем;</text:p>
      <text:p text:style-name="P54">4.2.5. <text:s/>получение ежемесячной денежной компенсации в целях содействия обеспечению книго­издательской продукцией и периодическими изданиями в размере, устанавливаемом органом местного самоуправления.</text:p>
      <text:p text:style-name="P47"><text:span text:style-name="T51">4.3. </text:span><text:span text:style-name="T52">Работник обязан</text:span><text:span text:style-name="T51">:</text:span></text:p>
      <text:p text:style-name="P55">4.3.1. Работать честно и добросовестно ,исполнять трудовые обязанности, возложенные на него трудовым дого­вором, своевременно и точно выполнять распоряжения директора, соблюдать установленную продолжительность рабочего времени, воздерживаться от действий, мешающих другим сотрудникам выполнять их должностные обязанности.</text:p>
      <text:p text:style-name="P55">4.3.2. <text:s/>Соблюдать Устав Школы и настоящие Правила;</text:p>
      <text:p text:style-name="P55">4.3.3. <text:s/>Соблюдать трудовую дисциплину;</text:p>
      <text:p text:style-name="P55"><text:soft-page-break/>4.3.4. <text:s/>Соблюдать требования по охране труда и технике безопасности, производственной санитарии, гигиене труда и противопожарной безопасности, предусмотренные соответствующими правилами и инструкциями.</text:p>
      <text:p text:style-name="P55">4.3.5. <text:s/>Бережно относиться к имуществу Школы, содержать в порядке и чистоте своё рабочее место.</text:p>
      <text:p text:style-name="P55">4.3.6. <text:s/>Незамедлительно сообщить директору Школы о возникновении ситуации, представляю­щей угрозу жизни и здоровью участников образовательного процесса, сохранности имущества Школы;</text:p>
      <text:p text:style-name="P54">4.3.7. <text:s/>Поддерживать дисциплину в Школе на основе уважения человеческого достоинства обу­чающихся без применения методов физического и психического насилия; обязаны сочетать уважение и внимание к учащимся с разумной требовательностью, учитывая их возрастные особенности, обеспечивая индивидуальный подход.</text:p>
      <text:p text:style-name="P54">4.3.8. <text:s/>Преподаватели Школы отвечают за воспитание и обучение учащихся в соответствии с учебным планом и программами, утверждёнными Министерством <text:s/>культуры, а также за <text:s/>сохранность контингента, перевод их в следующий класс и выпуск из школы.</text:p>
      <text:p text:style-name="P54">4.3.9. Участвовать в работе педагогических советов, заседаниях трудового коллектива, проведении родительских собраний, проведении зачётов, экзаменов и академических концертов, в проведении вступительных испытаний.</text:p>
      <text:p text:style-name="P28">4.3.10. Принимать необходимые меры к обеспечению сохранности оборудования и имущества Школы, воспитывать бережное отношение к ним со стороны учащихся, заботиться о лучшем оснащении своего рабочего места;</text:p>
      <text:p text:style-name="P28">4.3.11. Уважать права, честь и достоинство всех участников образовательного процесса;</text:p>
      <text:p text:style-name="P28">4.3.12. Создавать творческие условия для получения глубоких и прочных знаний, умений и навыков учащимися; обеспечивать сотрудничество с учащимися в процессе обучения и во внеурочной работе;</text:p>
      <text:p text:style-name="P28"><text:s/>4.3.13. Изучать индивидуальные способности учащихся, их семейно-бытовые условия, использовать в работе современные достижения психолого-педагогической науки и методики;</text:p>
      <text:p text:style-name="P28">4.3.14. Обеспечивать гласность оценки, своевременность и аргументированность ее выставления;</text:p>
      <text:p text:style-name="P28">4.3.15. Поддерживать постоянную связь с родителями (законными представителями) учащихся, оказывать им практическую и консультативную помощь в воспитании ребенка, привлекать родителей к посильному участию в организации образовательного процесса;</text:p>
      <text:list xml:id="list31156335" text:style-name="WW8Num14">
        <text:list-item>
          <text:list>
            <text:list-item>
              <text:list>
                <text:list-item>
                  <text:p text:style-name="P30"><text:s text:c="2"/>Активно пропагандировать педагогические знания;</text:p>
                </text:list-item>
              </text:list>
            </text:list-item>
          </text:list>
        </text:list-item>
      </text:list>
      <text:p text:style-name="P28">4.3.17. Предоставлять возможность родителям, другим педагогам посещать свои уроки <text:s/>(по согласованию с администрацией школы);</text:p>
      <text:p text:style-name="P28">4.3.18. <text:s text:c="2"/>Предоставлять возможность администрации посещать свои уроки, внеклассные мероприятия для осуществления внутришкольного контроля в соответствии с планом работы школы.</text:p>
      <text:p text:style-name="P54">4.3.19. <text:s/>Оказывать методическую и практическую помощь Дому культуры и общеобразовательной школе.</text:p>
      <text:p text:style-name="P54">4.3.20. Преподаватель обязан вести установленную учебную документацию по утверждённым формам ( индивидуальные планы, журнал, личные дела учащихся, общешкольные ведомости и т.д.), вовремя представлять руководству школы планы и отчёты; преподаватель несёт персональную ответственность за своевременность и точность заполнения документации</text:p>
      <text:p text:style-name="P54">4.3.21. Преподаватели обязаны повышать свою квалификацию, своевременно проходить аттестацию, подтверждать или повышать свою квалификационную категорию.</text:p>
      <text:p text:style-name="P54">4.3.22. Проходить предварительные и периодические медицинские осмотры.</text:p>
      <text:p text:style-name="P47">4.4. <text:span text:style-name="T54">Работникам Школы в период организации образовательного процесса (в период урока) запрещается:</text:span></text:p>
      <text:p text:style-name="P72">а)<text:tab/>изменять по своему усмотрению расписание уроков (занятий) и график работы;</text:p>
      <text:p text:style-name="P72"><text:soft-page-break/>б)<text:tab/>отменять, удлинять или сокращать продолжительность уроков и (занятий) и перерывов (перемен) между ними;</text:p>
      <text:p text:style-name="P72">в)<text:tab/>удалять обучающихся с уроков;</text:p>
      <text:p text:style-name="P72">г)<text:tab/>курить в помещении и на территории Школы;</text:p>
      <text:p text:style-name="P72">д)<text:tab/>отвлекать обучающихся во время учебного процесса на иные, не связанные с учебным процессом, мероприятия, освобождать от занятий для выполнения общественных поручений;</text:p>
      <text:p text:style-name="P73">е) отвлекать работников Школы в рабочее время от их непосредственной работы для выполне­ния общественных обязанностей и проведения разного рода мероприятий, не связанных с основ­ной деятельностью Школы;</text:p>
      <text:p text:style-name="P73">ж) созывать в рабочее время собрания, заседания и всякого рода совещания по обществен­ным делам.</text:p>
      <text:p text:style-name="P74">4.5. Работник несет материальную <text:span text:style-name="T54">ответственность за причиненный</text:span> <text:s/>Школе прямой действи­тельный <text:span text:style-name="T54">ущерб.</text:span></text:p>
      <text:p text:style-name="P54">4.5.1. Под прямым действительным ущербом понимается реальное уменьшение наличного <text:s/>имущества Школы или ухудшение состояния указанного имущества (в том числе имущества треть­ их лиц, находящегося в Школе, если Школа несет ответственность за сохранность этого имуще­ства), а также необходимость для Школы произвести затраты либо излишние выплаты на приоб­ретение или восстановление имущества.</text:p>
      <text:p text:style-name="P56">4.5.2. <text:s/>За причиненный ущерб работник несет материальную ответственность в пределах своего <text:s/>среднего месячного заработка, за исключением случаев, предусмотренных пунктами 4.5.3. и 4.5.4. настоящих Правил.</text:p>
      <text:p text:style-name="P56">4.5.3. <text:s/>Материальная ответственность в полном размере причиненного ущерба возлагается на работника в следующих случаях:</text:p>
      <text:p text:style-name="P75">а)<text:tab/>недостачи ценностей, вверенных ему на основании специального письменного договора или полученных им по разовому документу;</text:p>
      <text:p text:style-name="P75">б)<text:tab/>умышленного причинения ущерба;</text:p>
      <text:p text:style-name="P75">в)<text:tab/>причинения ущерба в состоянии алкогольного, наркотического или токсического опьянения;</text:p>
      <text:p text:style-name="P75">г)<text:tab/>причинения ущерба в результате преступных действий работника, установленных пригово­ром суда;</text:p>
      <text:p text:style-name="P75">д)<text:tab/>причинения ущерба в результате административного проступка, если таковой установлен соответствующим государственным органом;</text:p>
      <text:p text:style-name="P76">4.6. Работники Школы привлекаются к дисциплинарной ответственности</text:p>
      <text:p text:style-name="P76"><text:s text:c="7"/>в порядке, установ­ленном пунктами 7.5. - 7.12. настоящих Правил.</text:p>
      <text:p text:style-name="P8"/>
      <text:p text:style-name="P36"/>
      <text:p text:style-name="P37"><text:span text:style-name="T15">5.</text:span><text:span text:style-name="T13"> </text:span>Режим работы и время отдыха</text:p>
      <text:p text:style-name="P38"><draw:frame draw:style-name="fr1" draw:name="Врезка1" text:anchor-type="char" svg:x="5.715cm" svg:y="0.369cm" svg:width="7.303cm" svg:height="0.635cm" draw:z-index="0"><draw:text-box><text:p text:style-name="Standard"/></draw:text-box></draw:frame></text:p>
      <text:p text:style-name="P77">5.1. В Школе устанавливается <text:s/>шестидневная <text:s/>рабочая неделя<draw:frame draw:style-name="fr1" draw:name="Врезка2" text:anchor-type="char" svg:x="0.529cm" svg:y="0.277cm" svg:width="2.858cm" svg:height="0.635cm" draw:z-index="1"><draw:text-box><text:p text:style-name="P19"/></draw:text-box></draw:frame> с одним <text:s text:c="14"/>выходным <text:s/>днем воскресенье. Занятия в Школе проводятся в одну смену. Начало занятий с 13.00ч. до 21.00ч.</text:p>
      <text:p text:style-name="P53">5.2. Продолжительность рабочей недели - 40 часов, для педагогических работников устанав­ливается сокращенная рабочая неделя – 36 часов</text:p>
      <text:p text:style-name="P57">5.3. Рабочее время педагогических работников включает преподавательскую (учебную) рабо­ту, воспитательную, а также другую педагогическую работу, предусмотренную должностными обя­занностями и настоящими Правилами.</text:p>
      <text:p text:style-name="P57">5.4. Учебная нагрузка педагогического работника устанавливается исходя из количества ча­сов по учебному плану и учебным программам, других условий работы в Школе и закрепляется в заключенном с работником трудовом договоре и утверждается тарификационными списками.</text:p>
      <text:p text:style-name="P68">Установленный в начале учебного года объем учебной нагрузки <text:s/>может быть уменьшен в <text:soft-page-break/>течение учебного года в связи с отсевом учащихся и, в связи с этим, уменьшения количества часов по учебным планам и программам. В зависимости от количества часов, предусмотренных учебным планом, учебная нагрузка пе­дагогических работников может быть разной в первом и втором учебных полугодиях.</text:p>
      <text:p text:style-name="P58">5.5. В случае производственной необходимости директор Школы имеет право <text:s/>перевес­ти работника на срок до одного месяца на не обусловленную трудовым договором работу в Школе с оплатой труда по выполняемой работе, но не ниже среднего заработка по прежней работе. Такой перевод допускается для предотвращения катастрофы, производственной аварии или устране­ния последствий катастрофы, аварии или стихийного бедствия; для предотвращения несчастных случаев, простоя, уничтожения или порчи имущества, а также для замещения отсутствующего работника. При этом работник не может быть переведен на работу, противопоказанную ему по состоянию здоровья.</text:p>
      <text:p text:style-name="P58">5.6 Если работник наряду со своей основной работой выполняет обязанности временно отсутствующего работника, то ему производится доплата в размере, определяемом разовым количеством часов. Количество проведённых уроков фиксируется в специальном «журнале замены уроков»</text:p>
      <text:p text:style-name="P58">5.7. Рабочее время педагогического работника, связанное с проведением уроков (занятий), определяется расписанием уроков (занятий). Расписание уроков (занятий) составляется и утвер­ждается директором школы по согласованию с трудовым коллективом, с учетом обеспечения педагогической целесообразности, соблюдения санитарно-гигиенических норм и максимальной экономии времени педагога.</text:p>
      <text:p text:style-name="P78">5.8. Педагогическим работникам (если это возможно исходя из объема <text:s text:c="3"/>выполняемой ими учебной нагрузки и количества часов по учебному плану, отведенных на преподаваемую ими дис­циплину) устанавливается один свободный от проведения занятий день в неделю для методичес­кой работы и повышения квалификации.</text:p>
      <text:p text:style-name="P79">5.9. К рабочему времени относятся следующие периоды:</text:p>
      <text:list xml:id="list31177828" text:style-name="WW8Num30">
        <text:list-item>
          <text:p text:style-name="P80">заседание педагогического совета;</text:p>
        </text:list-item>
        <text:list-item>
          <text:p text:style-name="P65">общее собрание коллектива (в случаях предусмотренных законодательством);</text:p>
        </text:list-item>
        <text:list-item>
          <text:p text:style-name="P65">заседание методического объединения;</text:p>
        </text:list-item>
        <text:list-item>
          <text:p text:style-name="P65">родительские собрания и собрания коллектива учащихся;</text:p>
        </text:list-item>
      </text:list>
      <text:p text:style-name="P59">5.10. Время осенних, зимних и весенних каникул, а также время летних каникул, не совпадающее с очередным отпуском, является рабочим временем педагогических и других работников образо­вательных учреждений.</text:p>
      <text:p text:style-name="P68">График работы в каникулы утверждается приказом директора Школы.</text:p>
      <text:p text:style-name="P81">5.11. Рабочее время, свободное от уроков, участия во внеурочных мероприятиях, предусмотренных планом образовательного учреждения, педагогический работник вправе использовать по своему усмот­рению для подготовки к занятиям, самообразования и повышения квалификации.</text:p>
      <text:p text:style-name="P60">5.12. Работникам Школы предоставляется ежегодный оплачиваемый отпуск на 28 календарных дней. </text:p>
      <text:p text:style-name="P45"><text:span text:style-name="T55">Педагогическим работникам предоставляется удлиненный отпуск продол­жительностью 56 календарных дней и </text:span><text:span text:style-name="T2">ежегодный дополнительный оплачиваемый</text:span><text:span text:style-name="Internet_20_link"><text:span text:style-name="T3"> </text:span></text:span><text:span text:style-name="Internet_20_link"><text:span text:style-name="T35">отпуск </text:span></text:span><text:span text:style-name="T2">продолжительностью 8 календарных дней в соответствии с законом РФ от 19.02.1993 г. № 4520-1 «О государственных гарантиях и компенсациях для лиц, работающих и проживающих в районах крайнего севера и приравненных к ним местностях».</text:span><text:span text:style-name="T55">Отпуск предоставляется в соответствии с графиком, утверж­даемым директором Школы с учетом мнения трудового коллектива. О времени начала отпуска работник должен быть извещен не позднее чем за две недели до его начала.</text:span></text:p>
      <text:p text:style-name="P60">5.13. Работникам Школы могут предоставляться дополнительные неоплачиваемые отпуска в соответствии со статьей 128 Трудового кодекса РФ.</text:p>
      <text:p text:style-name="P60">5.14. Педагогическим работникам через каждые 10 лет непрерывной педагогической работы пре­доставляется длительный отпуск сроком до одного года в порядке, определяемом <text:soft-page-break/>Учредителем.</text:p>
      <text:p text:style-name="P60">5.15.Директор Школы ведет учет рабочего времени, фактически отработанного каждым работником. В случае болезни работника, последний по возможности незамедлительно информиру­ет директора школы и предъявляет листок нетрудоспособности в первый день выхода на работу.</text:p>
      <text:p text:style-name="P34"/>
      <text:p text:style-name="P37"><text:span text:style-name="T15">6.</text:span><text:span text:style-name="T13"> </text:span>Оплата труда</text:p>
      <text:p text:style-name="P82">6.1. Оплата труда работников учреждения осуществляется на основании <text:s/>положения <text:s/>о новой системе оплаты труда работников учреждения (далее – Положение), принятого в соответствии с ТК РФ, иными нормативными правовыми актами, содержащими нормы трудового права, правовыми актами органов местного самоуправления: Постановления администрации Курагинского района от 22.04.2013 <text:s/>№ 648-п «Об утверждении <text:span text:style-name="T36"><text:s/>Положения <text:s text:c="2"/>об <text:s text:c="2"/>оплате труда работников муниципальных бюджетных и казенных учреждений Курагинского <text:s text:c="3"/>района».</text:span> </text:p>
      <text:p text:style-name="P12"><text:tab/>Положение с приложениями к нему утверждается Работодателем по согласованию с работниками.</text:p>
      <text:p text:style-name="P15">Положение размещается в доступном для работников месте.</text:p>
      <text:p text:style-name="P44"><text:span text:style-name="T32">6.2. </text:span><text:span text:style-name="T7">Новая система оплаты труда работников учреждения (далее - новая система оплаты труда) включает в себя следующие элементы оплаты труда:</text:span></text:p>
      <text:list xml:id="list31183447" text:style-name="WW8Num4">
        <text:list-item>
          <text:p text:style-name="P83">оклады (должностные оклады), ставки заработной платы;</text:p>
        </text:list-item>
        <text:list-item>
          <text:p text:style-name="P83">выплаты компенсационного характера;</text:p>
        </text:list-item>
        <text:list-item>
          <text:p text:style-name="P83">выплаты стимулирующего характера.</text:p>
        </text:list-item>
      </text:list>
      <text:p text:style-name="P12"><text:tab/>6.3. Размер оклада (должностного оклада), ставки заработной платы устанавливаются в трудовом договоре работника <text:span text:style-name="T47">руководителем учреждения на основе требований к профессиональной подготовке и уровню квалификации,</text:span><text:span text:style-name="T37"> </text:span><text:span text:style-name="T38">которые необходимы для осуществления соответствующей профессиональной деятельности, с учетом сложности и объема выполняемой работы не ниже </text:span><text:span text:style-name="T47">минимальных размеров окладов (должностных окладов), ставок заработной платы, предусмотренных </text:span>правовыми актами органов местного самоуправления.</text:p>
      <text:p text:style-name="P14">6.4. Работникам учреждения устанавливаются следующие размеры окладов (должностных окладов), ставок заработной платы:</text:p>
      <text:p text:style-name="P14"/>
      <text:list xml:id="list31158160" text:style-name="WW8Num11">
        <text:list-item>
          <text:p text:style-name="P11"><text:span text:style-name="T44">по должностям работников образования оклады устанавливаются на основе отнесения занимаемых ими должностей к профессиональным квалификационным группам (далее - ПКГ), утвержденным </text:span><text:a xlink:type="simple" xlink:href="consultantplus://offline/ref=81FC8687F49F6E7574748BE46B415F3D1F296EC0E26EE2E1698084E6y4XEN"><text:span text:style-name="T46">Приказом</text:span></text:a><text:span text:style-name="T55"> Министерства здравоохранения и социального развития Российской Федерации от 05.05.2008 N 216н "Об утверждении профессиональных квалификационных групп должностей работников образования" </text:span></text:p>
        </text:list-item>
      </text:list>
      <text:p text:style-name="P17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21">Квалификационные группы (уровни)</text:p>
          </table:table-cell>
          <table:table-cell table:style-name="Таблица7.A1" office:value-type="string">
            <text:p text:style-name="P92">Наименование должности</text:p>
          </table:table-cell>
          <table:table-cell table:style-name="Таблица7.C1" office:value-type="string">
            <text:p text:style-name="P93"><text:span text:style-name="T8">Размер о</text:span><text:span text:style-name="T7">клада (должностного оклада), ставки заработной платы, руб.</text:span></text:p>
          </table:table-cell>
        </table:table-row>
        <table:table-row table:style-name="Таблица7.2">
          <table:table-cell table:style-name="Таблица7.A2" table:number-columns-spanned="3" office:value-type="string">
            <text:p text:style-name="P31"><text:span text:style-name="T9">Профессионально квалификационная группа должностей педагогических работников</text:span></text:p>
          </table:table-cell>
          <table:covered-table-cell/>
          <table:covered-table-cell/>
        </table:table-row>
        <table:table-row table:style-name="Таблица7.3">
          <table:table-cell table:style-name="Таблица7.A3" office:value-type="string">
            <text:p text:style-name="P24">4 квалификационный уровень</text:p>
          </table:table-cell>
          <table:table-cell table:style-name="Таблица7.A3" office:value-type="string">
            <text:p text:style-name="P24">преподаватель</text:p>
          </table:table-cell>
          <table:table-cell table:style-name="Таблица7.A2" office:value-type="string">
            <text:p text:style-name="P24">4 607</text:p>
          </table:table-cell>
        </table:table-row>
      </table:table>
      <text:p text:style-name="P94"/>
      <text:list xml:id="list31233619" text:continue-numbering="true" text:style-name="WW8Num11">
        <text:list-item>
          <text:p text:style-name="P90"><text:span text:style-name="T7">по должностям общеотраслевых должностей руководителей, специалистов и служащих </text:span><text:span text:style-name="T10">устанавливаются на основе отнесения занимаемых ими должностей к <text:s/></text:span><text:span text:style-name="T7">квалификационным уровням</text:span><text:span text:style-name="T10"> ПКГ, утвержденным </text:span><text:span text:style-name="T7">приказом Министерства здравоохранения и социального развития <text:s/>Российской Федерации от 29.05.2008 № 2478н «Об утверждении профессиональных квалификационных групп общеотраслевых должностей руководителей, специалистов и служащих»:</text:span></text:p>
        </text:list-item>
      </text:list>
      <text:p text:style-name="P87"><text:soft-page-break/><text:tab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21">Квалификационные уровни</text:p>
          </table:table-cell>
          <table:table-cell table:style-name="Таблица8.A1" office:value-type="string">
            <text:p text:style-name="P22">Наименование должности</text:p>
          </table:table-cell>
          <table:table-cell table:style-name="Таблица8.C1" office:value-type="string">
            <text:p text:style-name="P32"><text:span text:style-name="T8">Размер о</text:span><text:span text:style-name="T7">клада (должностного оклада), ставки заработной платы, руб.</text:span></text:p>
          </table:table-cell>
        </table:table-row>
        <table:table-row table:style-name="Таблица8.2">
          <table:table-cell table:style-name="Таблица8.A2" table:number-columns-spanned="3" office:value-type="string">
            <text:p text:style-name="P22">Должности, отнесенные к профессиональной квалификационной группе «Общеотраслевые должности служащих первого уровня»</text:p>
          </table:table-cell>
          <table:covered-table-cell/>
          <table:covered-table-cell/>
        </table:table-row>
        <table:table-row table:style-name="Таблица8.2">
          <table:table-cell table:style-name="Таблица8.A1" office:value-type="string">
            <text:p text:style-name="P23">1 квалификационный уровень</text:p>
          </table:table-cell>
          <table:table-cell table:style-name="Таблица8.B3" office:value-type="string">
            <text:p text:style-name="P23">Делопроизводитель</text:p>
          </table:table-cell>
          <table:table-cell table:style-name="Таблица8.C1" office:value-type="string">
            <text:p text:style-name="P22">2 140</text:p>
          </table:table-cell>
        </table:table-row>
      </table:table>
      <text:p text:style-name="P12"/>
      <text:list xml:id="list31241145" text:continue-numbering="true" text:style-name="WW8Num11">
        <text:list-item>
          <text:p text:style-name="P90"><text:span text:style-name="T7">по должностям общеотраслевых профессий рабочих </text:span><text:span text:style-name="T10">устанавливаются на основе отнесения занимаемых ими должностей к <text:s/></text:span><text:span text:style-name="T7">квалификационным уровням</text:span><text:span text:style-name="T10"> ПКГ, утвержденным </text:span><text:span text:style-name="T7">приказом Министерства здравоохранения и социального развития <text:s/>Российской Федерации от 29.05.2008 № 248н «Об утверждении профессиональных квалификационных групп общеотраслевых профессий рабочих»:</text:span></text:p>
        </text:list-item>
      </text:list>
      <text:p text:style-name="P87"><text:tab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21">Квалификационные уровни</text:p>
          </table:table-cell>
          <table:table-cell table:style-name="Таблица9.A1" office:value-type="string">
            <text:p text:style-name="P22">Наименование должности</text:p>
          </table:table-cell>
          <table:table-cell table:style-name="Таблица9.C1" office:value-type="string">
            <text:p text:style-name="P32"><text:span text:style-name="T8">Размер о</text:span><text:span text:style-name="T7">клада (должностного оклада), ставки </text:span></text:p>
            <text:p text:style-name="P20">заработной платы, руб.</text:p>
          </table:table-cell>
        </table:table-row>
        <table:table-row table:style-name="Таблица9.2">
          <table:table-cell table:style-name="Таблица9.A2" table:number-columns-spanned="3" office:value-type="string">
            <text:p text:style-name="P22">Должности, отнесенные к профессиональной квалификационной группе «Общеотраслевые профессии рабочих первого уровня»</text:p>
          </table:table-cell>
          <table:covered-table-cell/>
          <table:covered-table-cell/>
        </table:table-row>
        <table:table-row table:style-name="Таблица9.2">
          <table:table-cell table:style-name="Таблица9.A1" office:value-type="string">
            <text:p text:style-name="P23">1 квалификационный уровень</text:p>
          </table:table-cell>
          <table:table-cell table:style-name="Таблица9.B3" office:value-type="string">
            <text:p text:style-name="P23">Уборщик служебных помещений</text:p>
          </table:table-cell>
          <table:table-cell table:style-name="Таблица9.C1" office:value-type="string">
            <text:p text:style-name="P22">1 839</text:p>
          </table:table-cell>
        </table:table-row>
      </table:table>
      <text:p text:style-name="P91"/>
      <text:p text:style-name="P10"><text:span text:style-name="T55"><text:tab/>6.5. </text:span><text:bookmark text:name="p25981"/><text:span text:style-name="T55">Выплаты компенсационного характера устанавливаются в соответствии с трудовым законодательством Российской Федерации,</text:span><text:span text:style-name="T44"> иными нормативными правовыми актами, содержащими нормы трудового права, вышеуказанными правовыми актами органов местного самоуправления.</text:span><text:span text:style-name="apple-converted-space"><text:span text:style-name="T45"> </text:span></text:span></text:p>
      <text:p text:style-name="P15">Виды и размеры компенсационных выплат указываются в трудовом договоре каждого работника.</text:p>
      <text:p text:style-name="P88"><text:tab/>6.6. Работникам учреждения предоставляются следующие выплаты стимулирующего характера:</text:p>
      <text:list xml:id="list31231972" text:continue-numbering="true" text:style-name="WW8Num11">
        <text:list-item>
          <text:p text:style-name="P84">Выплаты за важность выполняемой работы, степень самостоятельности и ответственности при выполнении поставленных задач.</text:p>
        </text:list-item>
        <text:list-item>
          <text:p text:style-name="P84">Выплаты за интенсивность и высокие результаты работы.</text:p>
        </text:list-item>
        <text:list-item>
          <text:p text:style-name="P84">Выплаты за качество выполняемых работ.</text:p>
        </text:list-item>
        <text:list-item>
          <text:p text:style-name="P84">Персональные выплаты:</text:p>
        </text:list-item>
      </text:list>
      <text:p text:style-name="P95">за квалификационную категорию;</text:p>
      <text:p text:style-name="P96">за опыт работы;</text:p>
      <text:p text:style-name="P96">за сложность, напряженность и особый режим работы;</text:p>
      <text:p text:style-name="P96">за работу в сельской местности;</text:p>
      <text:p text:style-name="P96">в целях повышения уровня оплаты труда молодым специалистам;</text:p>
      <text:p text:style-name="P97">в целях обеспечения заработной платы работника на уровне размера минимальной заработной платы, установленного в Красноярском крае;</text:p>
      <text:p text:style-name="P98">в     целях    обеспечения    региональной    выплаты. </text:p>
      <text:list xml:id="list31172535" text:style-name="WW8Num5">
        <text:list-item>
          <text:p text:style-name="P85">Выплаты по итогам работы.</text:p>
        </text:list-item>
      </text:list>
      <text:p text:style-name="P41">6.7. Установление выплат стимулирующего характера осуществляется по решению руководителя учреждения в пределах бюджетных ассигнований на оплату труда работников учреждения, а также средств от приносящей доход деятельности, направленных учреждением на оплату труда работников.</text:p>
      <text:p text:style-name="P43"><text:soft-page-break/><text:span text:style-name="T7">В учреждении может быть создана комиссия (рабочая группа) по оценке </text:span><text:span text:style-name="T11">результативности и качества труда работников учреждения, <text:s/>состав которой утверждается приказом руководителя учреждения.</text:span></text:p>
      <text:p text:style-name="P42">В состав комиссии включаются работники учреждения.</text:p>
      <text:p text:style-name="P43"><text:span text:style-name="T7">6.8. </text:span><text:span text:style-name="T11">Выплаты   стимулирующего   характера   производятся    с  учетом  критериев  оценки  результативности  и качества труда работника, установленных в приложениях к Положению об оплате труда. </text:span></text:p>
      <text:p text:style-name="P42">Критерии оценки результативности и качества труда работника не  учитываются  при  выплате  стимулирующих  выплат:</text:p>
      <text:list xml:id="list31235909" text:continue-numbering="true" text:style-name="WW8Num5">
        <text:list-item>
          <text:p text:style-name="P89">за  условия работы в закрытых  административно-территориальных  образованиях;</text:p>
        </text:list-item>
        <text:list-item>
          <text:p text:style-name="P89">работы в сельской местности;</text:p>
        </text:list-item>
        <text:list-item>
          <text:p text:style-name="P89">в  целях   повышения   уровня   оплаты   труда  молодым специалистам;</text:p>
        </text:list-item>
        <text:list-item>
          <text:p text:style-name="P89">обеспечения  заработной  платы  работника  на  уровне размера минимальной    заработной   платы   (минимального  размера  оплаты  труда), обеспечения   региональной  выплаты. </text:p>
        </text:list-item>
      </text:list>
      <text:p text:style-name="P15">6.9. Заработная плата выплачивается дважды в месяц 11 и 26 числа каждого месяца путем перечисления денежных средств на банковские карты работников. </text:p>
      <text:p text:style-name="P86"><text:span text:style-name="T33"><text:tab/><text:tab/></text:span><text:span text:style-name="T32">Оплата отпуска производится не позднее чем за три дня до его начала.</text:span></text:p>
      <text:p text:style-name="P86"><text:span text:style-name="T7"><text:tab/><text:tab/>6.10. </text:span><text:span text:style-name="T32">При выплате заработной платы работодатель в письменной форме (расчетный листок) извещает каждого работника о составных частях заработной платы, причитающейся ему за соответствующий период, размерах и основаниях произведенных удержаний, а также об общей денежной сумме, подлежащей выплате.</text:span></text:p>
      <text:p text:style-name="P13"><text:tab/>6.11. Работникам учреждения<text:span text:style-name="T30"> по решению руководителя оказывается единовременная материальная помощь в связи с бракосочетанием, рождением ребенка, в связи со смертью супруга (супруги) или близких родственников (детей, родителей). </text:span></text:p>
      <text:p text:style-name="P16">Единовременная материальная помощь не является заработной платой. Ее размер не может превышать трех тысяч рублей по каждому вышеуказанному основанию.</text:p>
      <text:p text:style-name="P16">6.12. Оплата труда руководителя учреждения устанавливается учредителем в <text:s/>трудовом договоре в соответствии с трудовым законодательством Российской Федерации, иными нормативными актами, содержащими нормы трудового права, правовыми актами органов местного самоуправления. <text:s/></text:p>
      <text:p text:style-name="P37"><text:span text:style-name="T15">7.</text:span><text:span text:style-name="T13"> </text:span>Применяемые к работникам меры поощрения и взыскания</text:p>
      <text:p text:style-name="P34"/>
      <text:p text:style-name="P99">7.1. Работодатель поощряет работников, добросовестно исполняющих трудовые обязаннос­ти, в следующих формах:</text:p>
      <text:list xml:id="list31159419" text:style-name="WW8Num15">
        <text:list-item>
          <text:p text:style-name="P61">объявление благодарности;</text:p>
        </text:list-item>
        <text:list-item>
          <text:p text:style-name="P61">выплата премии;</text:p>
        </text:list-item>
        <text:list-item>
          <text:p text:style-name="P61">награждение ценным подарком;</text:p>
        </text:list-item>
        <text:list-item>
          <text:p text:style-name="P61">награждение почетной грамотой;</text:p>
        </text:list-item>
        <text:list-item>
          <text:p text:style-name="P61">представление к званию лучшего по профессии;</text:p>
        </text:list-item>
        <text:list-item>
          <text:p text:style-name="P61">представление к награждению государственными наградами;</text:p>
        </text:list-item>
      </text:list>
      <text:p text:style-name="P62">7.2.. В Школе устанавливаются выплаты <text:s/>стимулирующего характера, доплаты, премирование работников в соответствии с Положением «об оплате труда и материальном стимулировании работников МБОУДОД»Ирбинская ДМШ»</text:p>
      <text:p text:style-name="P62">7.3. За совершение дисциплинарного проступка, то есть неисполнение или ненадлежащее ис­полнение работником по его вине возложенных на него трудовых обязанностей, директор Школы имеет право применить следующие дисциплинарные взыскания:</text:p>
      <text:list xml:id="list31154399" text:style-name="WW8Num29">
        <text:list-header>
          <text:p text:style-name="P63">а)замечание;</text:p>
          <text:p text:style-name="P63">б) выговор;</text:p>
          <text:p text:style-name="P63">в)увольнение по соответствующим основаниям, установленным Трудовым Кодексом РФ и (или) Законом РФ «Об образовании».</text:p>
        </text:list-header>
      </text:list>
      <text:p text:style-name="P62">7.4. Дисциплинарное взыскание на директора Школы налагает Учредитель.</text:p>
      <text:p text:style-name="P62"><text:soft-page-break/>7.5. Дисциплинарное расследование нарушений педагогическим работником Школы норм профессионального поведения и (или) Устава Школы может быть проведено только по поступив­шей на него жалобе, поданной в письменной форме. Копия жалобы должна быть передана данно­му педагогическому работнику.</text:p>
      <text:p text:style-name="P47">7.6. До применения дисциплинарного взыскания директор Школы должен затребовать от ра­ботника объяснение в письменной форме. В случае отказа работника дать указанное объяснение составляется соответствующий акт. Отказ работника дать объяснение не является препятствием для применения дисциплинарного взыскания.</text:p>
      <text:p text:style-name="P53">7.7. Дисциплинарное взыскание применяется не позднее одного месяца со дня обнаруже­ния проступка, не считая времени болезни работника, пребывания его в отпуске, а также време­ни, необходимого на учет мнения представительного органа работников.</text:p>
      <text:p text:style-name="P47">7.8. За каждый дисциплинарный проступок может быть применено только одно дисципли­нарное взыскание.</text:p>
      <text:p text:style-name="P47">Приказ директора Школы о применении дисциплинарного взыскания объявляется работни­ку под расписку в течение трех рабочих дней со дня его издания. В случае отказа работника подписать указанный приказ составляется соответствующий акт.</text:p>
      <text:p text:style-name="P64">7.9. Дисциплинарное взыскание может быть обжаловано работником в государственную инспекцию труда или органы по рассмотрению индивидуальных трудовых споров.</text:p>
      <text:p text:style-name="P64">7.10. Если в течение года со дня применения дисциплинарного взыскания работник не будет подвергнут новому дисциплинарному взысканию, то он считается не имеющим дисциплинар­ного взыскания.</text:p>
      <text:p text:style-name="P34"/>
      <text:p text:style-name="P34"/>
      <text:p text:style-name="P37"><text:span text:style-name="T15">9.</text:span><text:span text:style-name="T13"> </text:span>Заключительные положения</text:p>
      <text:p text:style-name="P34"/>
      <text:p text:style-name="P29"><text:span text:style-name="T15">9.1.</text:span><text:span text:style-name="T13"> </text:span>Правила вступают в силу со дня вступления в силу коллективного договора, приложением к которому они являются, и действуют в течение периода действия коллективного догов<text:span text:style-name="T15">ора.</text:span></text:p>
      <text:p text:style-name="P29"><text:span text:style-name="T15">9.2.</text:span><text:span text:style-name="T13"> </text:span>Действие Правил распространяется на всех работников, независимо от их должности, пр<text:span text:style-name="T15">инадлежности</text:span><text:span text:style-name="T13"> </text:span>к профсоюзу, длительности трудовых отношений с Работодателем, характера в<text:span text:style-name="T15">ыполняемой</text:span><text:span text:style-name="T13"> </text:span>работы и иных обстоятельств.</text:p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NewPSMT" svg:font-family="CourierNewPSMT, 'Times New Roman'"/>
    <style:font-face style:name="Mangal1" svg:font-family="Mangal"/>
    <style:font-face style:name="Courier New" svg:font-family="'Courier New'" style:font-family-generic="modern"/>
    <style:font-face style:name="ArialMT" svg:font-family="ArialMT, 'Times New Roman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sNonformat" style:family="paragraph">
      <style:paragraph-properties fo:margin-left="0cm" fo:margin-right="34.876cm" fo:orphans="0" fo:widows="0" fo:text-indent="0cm" style:auto-text-indent="false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center" style:justify-single-word="false"/>
      <style:text-properties fo:font-size="14pt" style:font-size-asian="14pt" style:font-weight-complex="bold"/>
    </style:style>
    <style:style style:name="заголовок_20_1" style:display-name="заголовок 1" style:family="paragraph" style:parent-style-name="Standard" style:next-style-name="Standard">
      <style:paragraph-properties fo:keep-with-next="always" style:text-autospace="none"/>
      <style:text-properties style:font-name="Arial" fo:font-size="14pt" style:font-size-asian="14pt" style:font-name-complex="Arial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Нумерованный_20_список" style:display-name="Нумерованный список" style:family="paragraph" style:parent-style-name="Standard" style:list-style-name="WW8Num2"/>
    <style:style style:name="Рабочий" style:family="paragraph" style:parent-style-name="Нумерованный_20_список" style:list-style-name="">
      <style:paragraph-properties fo:margin-left="0cm" fo:margin-right="0cm" fo:text-align="justify" style:justify-single-word="false" fo:text-indent="0cm" style:auto-text-indent="false"/>
      <style:text-properties style:font-name="Arial" fo:font-size="14pt" style:font-size-asian="14pt" style:font-name-complex="Arial" style:font-size-complex="14pt"/>
    </style:style>
    <style:style style:name="Обычный_20__28_веб_29_" style:display-name="Обычный (веб)" style:family="paragraph" style:parent-style-name="Standard">
      <style:paragraph-properties fo:margin-top="0.079cm" fo:margin-bottom="0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Основной_20_шрифт_20_абзаца1" style:display-name="Основной шрифт абзаца1" style:family="text"/>
    <style:style style:name="apple-converted-space" style:family="text" style:parent-style-name="Основной_20_шрифт_20_абзаца1"/>
    <style:style style:name="WW8Num5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744cm" fo:text-indent="-0.635cm" fo:margin-left="1.744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014cm" fo:text-indent="-0.635cm" fo:margin-left="3.01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284cm" fo:text-indent="-0.635cm" fo:margin-left="4.284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554cm" fo:text-indent="-0.635cm" fo:margin-left="5.554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824cm" fo:text-indent="-0.635cm" fo:margin-left="6.824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094cm" fo:text-indent="-0.635cm" fo:margin-left="8.094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364cm" fo:text-indent="-0.635cm" fo:margin-left="9.364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634cm" fo:text-indent="-0.635cm" fo:margin-left="10.634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904cm" fo:text-indent="-0.635cm" fo:margin-left="11.9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style:num-suffix="." style:num-format="1" text:start-value="6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3" style:num-suffix="." style:num-format="1" text:start-value="16" text:display-levels="3">
        <style:list-level-properties text:list-level-position-and-space-mode="label-alignment">
          <style:list-level-label-alignment text:label-followed-by="listtab" text:list-tab-stop-position="1.614cm" fo:text-indent="-1.614cm" fo:margin-left="1.61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87cm" fo:text-indent="-0.635cm" fo:margin-left="1.78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137cm" fo:text-indent="-0.635cm" fo:margin-left="8.137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407cm" fo:text-indent="-0.635cm" fo:margin-left="9.407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677cm" fo:text-indent="-0.635cm" fo:margin-left="10.677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947cm" fo:text-indent="-0.635cm" fo:margin-left="11.9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1:04:36.32</meta:creation-date>
    <meta:document-statistic meta:table-count="4" meta:image-count="0" meta:object-count="0" meta:page-count="12" meta:paragraph-count="263" meta:word-count="4003" meta:character-count="33038" meta:non-whitespace-character-count="29117"/>
    <dc:date>2013-09-19T11:08:45.20</dc:date>
    <meta:editing-duration>PT4M9S</meta:editing-duration>
    <meta:editing-cycles>1</meta:editing-cycles>
    <meta:generator>LibreOffice/3.4$Win32 LibreOffice_project/340m1$Build-302</meta:generator>
  </office:meta>
</office:document-meta>
</file>